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late.loadResourceMap( FileInputStream in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ranslate.processBundle( final String bundleFile , final int i , final boolean checkLoad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late.setBundleEncoding( String bundl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ranslate.setEndToken( String end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setSrcEncoding( String src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setForceOverwrite( boolean force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loadResourceMap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ranslate.setBundleVariant( String bundle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setBundleLanguage( String bundle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late.setDestEncoding( String des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set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setStartToken( String start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setToDir( File 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e.translate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Translate.setBundleCountry( String bundle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